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26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cc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944794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9999cc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ff"/>
      <style:text-properties fo:color="#000000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944794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9"/>
        <table:table-column table:style-name="co6" table:number-columns-repeated="5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09/11 August</text:p>
          </table:table-cell>
          <table:table-cell table:style-name="ce21" office:value-type="string">
            <text:p>Rev 11565+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2" office:value-type="string">
            <text:p>1.9.1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2" office:value-type="string">
            <text:p>3.0.0</text:p>
          </table:table-cell>
          <table:table-cell table:style-name="ce22"/>
          <table:table-cell table:style-name="ce21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3" office:value-type="string">
            <text:p>as admin</text:p>
          </table:table-cell>
          <table:table-cell table:style-name="ce23" table:number-columns-repeated="2"/>
          <table:table-cell table:style-name="ce33"/>
          <table:table-cell table:style-name="ce33" office:value-type="string">
            <text:p>as user</text:p>
          </table:table-cell>
          <table:table-cell table:style-name="ce33"/>
          <table:table-cell table:style-name="ce34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4" office:value-type="string">
            <text:p>Firefox 3.0+</text:p>
          </table:table-cell>
          <table:table-cell table:style-name="ce24"/>
          <table:table-cell table:style-name="ce24" office:value-type="string">
            <text:p>IE7/8</text:p>
          </table:table-cell>
          <table:table-cell table:style-name="ce34"/>
          <table:table-cell table:style-name="ce34" office:value-type="string">
            <text:p>Firefox</text:p>
          </table:table-cell>
          <table:table-cell table:style-name="ce34"/>
          <table:table-cell table:style-name="ce34" office:value-type="string">
            <text:p>IE7</text:p>
          </table:table-cell>
          <table:table-cell table:style-name="ce34"/>
          <table:table-cell table:style-name="ce34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ale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0" table:number-columns-repeated="6"/>
          <table:table-cell table:style-name="ce48" table:number-columns-repeated="22"/>
          <table:table-cell table:style-name="ce53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8" table:number-columns-repeated="3"/>
          <table:table-cell table:style-name="ce42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office:value-type="string">
            <text:p>- mass update</text:p>
          </table:table-cell>
          <table:table-cell table:number-columns-repeated="102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6" office:value-type="string">
            <text:p>Felamimail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Calendar Click Test: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20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day moves in all day area in view</text:p>
          </table:table-cell>
          <table:table-cell table:number-columns-repeated="1023"/>
        </table:table-row>
        <table:table-row table:style-name="ro1" table:number-rows-repeated="65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table:style-name="ce54" office:value-type="string">
            <text:p>- Asterris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5" office:value-type="string">
            <text:p>-- SipPeers </text:p>
          </table:table-cell>
          <table:table-cell table:style-name="ce58"/>
          <table:table-cell table:style-name="ce56"/>
          <table:table-cell table:style-name="ce58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Dialplan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Contex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Voicemail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Meetm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Queues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-- Location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Phon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Templat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Keylayout</text:p>
          </table:table-cell>
          <table:table-cell table:style-name="ce58" office:value-type="string">
            <text:p>ausgegraut</text:p>
          </table:table-cell>
          <table:table-cell table:style-name="ce58"/>
          <table:table-cell table:style-name="ce58" office:value-type="string">
            <text:p>ausgegraut</text:p>
          </table:table-cell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etting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oftwar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7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0">11/20/2009</text:date>, <text:time>13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ilipp</meta:initial-creator>
    <meta:creation-date>2008-09-24T13:31:34</meta:creation-date>
    <dc:date>2009-11-20T13:09:08</dc:date>
    <dc:language>en-US</dc:language>
    <meta:editing-cycles>145</meta:editing-cycles>
    <meta:editing-duration>PT41H09M45S</meta:editing-duration>
    <dc:creator>philipp </dc:creator>
    <meta:document-statistic meta:table-count="3" meta:cell-count="499" meta:object-count="0"/>
    <meta:user-defined meta:name="Info 1"/>
    <meta:user-defined meta:name="Info 2"/>
    <meta:user-defined meta:name="Info 3"/>
    <meta:user-defined meta:name="Info 4"/>
  </office:meta>
</office:document-meta>
</file>